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3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4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b03a3" style:text-blinking="false" fo:background-color="transparent"/>
    </style:style>
    <style:style style:name="P7" style:family="paragraph" style:parent-style-name="Text_20_body" style:list-style-name="L5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6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weight="normal"/>
    </style:style>
    <style:style style:name="T2" style:family="text">
      <style:text-properties fo:color="#770088" loext:opacity="100%" style:font-name="monospace" fo:font-size="9.75pt" fo:letter-spacing="normal"/>
    </style:style>
    <style:style style:name="T3" style:family="text">
      <style:text-properties fo:color="#770088" loext:opacity="100%" style:font-name="monospace" fo:font-size="9.75pt" fo:letter-spacing="normal" loext:padding-left="0cm" loext:padding-right="0cm" loext:padding-top="0cm" loext:padding-bottom="0.049cm" loext:border-left="none" loext:border-right="none" loext:border-top="none" loext:border-bottom="0.06pt dotted #000000"/>
    </style:style>
    <style:style style:name="T4" style:family="text">
      <style:text-properties fo:color="#444444" loext:opacity="100%" fo:letter-spacing="normal"/>
    </style:style>
    <style:style style:name="T5" style:family="text">
      <style:text-properties fo:color="#444444" loext:opacity="100%" style:font-name="monospace" fo:font-size="9.75pt" fo:letter-spacing="normal"/>
    </style:style>
    <style:style style:name="T6" style:family="text">
      <style:text-properties fo:color="#ff00ff" loext:opacity="100%" style:font-name="monospace" fo:font-size="9.75pt" fo:letter-spacing="normal"/>
    </style:style>
    <style:style style:name="T7" style:family="text">
      <style:text-properties fo:color="#0055aa" loext:opacity="100%" style:font-name="monospace" fo:font-size="9.75pt" fo:letter-spacing="normal"/>
    </style:style>
    <style:style style:name="T8" style:family="text">
      <style:text-properties fo:color="#aa1111" loext:opacity="100%" style:font-name="monospace" fo:font-size="9.75pt" fo:letter-spacing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da92bb10-7fff-f647-2ed5-008794ec5f66"/>Exercícios:</text:p>
      <text:p text:style-name="Text_20_body"/>
      <text:list text:style-name="L1">
        <text:list-item>
          <text:p text:style-name="P3">Listar todas as informações dos produtos cadastrados.</text:p>
          <text:p text:style-name="P3">SELECT * FROM `produto`;</text:p>
        </text:list-item>
      </text:list>
      <text:p text:style-name="Text_20_body"/>
      <text:list text:style-name="L2">
        <text:list-item>
          <text:p text:style-name="P4">Listar o código, nome fantasia, endereço, telefone e código da cidade dos fornecedores cadastrados.</text:p>
        </text:list-item>
      </text:list>
      <text:p text:style-name="P2"><text:tab/>SELECT codFornecedor,nomeFantasia, endereco, telefone codCidade FROM `fornecedor`;</text:p>
      <text:p text:style-name="Text_20_body"/>
      <text:list text:style-name="L3">
        <text:list-item>
          <text:p text:style-name="P5">Listar o código da venda, data de venda de todas as vendas com status de ‘Despachada’.</text:p>
          <text:p text:style-name="P5">SELECT codVenda, dataVenda,status FROM `venda` WHERE status = "despachada";</text:p>
        </text:list-item>
      </text:list>
      <text:p text:style-name="Text_20_body"/>
      <text:list text:style-name="L4">
        <text:list-item>
          <text:p text:style-name="P6">Listar todas as informações da tabela de pessoas jurídicas.</text:p>
          <text:p text:style-name="P6"><text:a xlink:type="simple" xlink:href="http://localhost:8088/url.php?url=https://dev.mysql.com/doc/refman/8.0/en/select.html" office:target-frame-name="mysql_doc" xlink:show="replace" text:style-name="Internet_20_link" text:visited-style-name="Visited_20_Internet_20_Link"><text:span text:style-name="T3">SELECT</text:span></text:a><text:span text:style-name="T4"> </text:span><text:span text:style-name="T6">*</text:span><text:span text:style-name="T4"> </text:span><text:span text:style-name="T2">FROM</text:span><text:span text:style-name="T4"> </text:span><text:span text:style-name="T7">`clienteJuridico`;</text:span></text:p>
        </text:list-item>
      </text:list>
      <text:p text:style-name="Text_20_body"/>
      <text:list text:style-name="L5">
        <text:list-item>
          <text:p text:style-name="P7">Listar o número do lote dos produtos que estão com a data de validade vencida.</text:p>
          <text:p text:style-name="P7"><text:a xlink:type="simple" xlink:href="http://localhost:8088/url.php?url=https://dev.mysql.com/doc/refman/8.0/en/select.html" office:target-frame-name="mysql_doc" xlink:show="replace" text:style-name="Internet_20_link" text:visited-style-name="Visited_20_Internet_20_Link"><text:span text:style-name="T3">SELECT</text:span></text:a><text:span text:style-name="T4"> </text:span><text:span text:style-name="T5">numeroLote,</text:span><text:span text:style-name="T4"> </text:span><text:span text:style-name="T5">dataValidade</text:span><text:span text:style-name="T4"> </text:span><text:span text:style-name="T2">FROM</text:span><text:span text:style-name="T4"> </text:span><text:span text:style-name="T7">`produtoLote`</text:span><text:span text:style-name="T4"> </text:span><text:span text:style-name="T2">WHERE</text:span><text:span text:style-name="T4"> </text:span><text:span text:style-name="T5">dataValidade</text:span><text:span text:style-name="T4"> </text:span><text:span text:style-name="T6">&lt;</text:span><text:span text:style-name="T8">"2024-09-20"</text:span><text:span text:style-name="T5">;</text:span></text:p>
        </text:list-item>
      </text:list>
      <text:p text:style-name="Text_20_body"/>
      <text:list text:style-name="L6">
        <text:list-item>
          <text:p text:style-name="P8">Listar o nome dos departamentos.</text:p>
          <text:p text:style-name="P8"><text:a xlink:type="simple" xlink:href="http://localhost:8088/url.php?url=https://dev.mysql.com/doc/refman/8.0/en/select.html" office:target-frame-name="mysql_doc" xlink:show="replace" text:style-name="Internet_20_link" text:visited-style-name="Visited_20_Internet_20_Link"><text:span text:style-name="T3">SELECT</text:span></text:a><text:span text:style-name="T4"> </text:span><text:span text:style-name="T5">nome</text:span><text:span text:style-name="T4"> </text:span><text:span text:style-name="T2">FROM</text:span><text:span text:style-name="T4"> </text:span><text:span text:style-name="T7">`departamento`</text:span><text:span text:style-name="T5">;</text:span></text:p>
        </text:list-item>
      </text:list>
      <text:p text:style-name="Text_20_body"><text:span text:style-name="T1">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9:59:21.138999389</meta:creation-date>
    <meta:generator>LibreOffice/24.2.4.2$Linux_X86_64 LibreOffice_project/420$Build-2</meta:generator>
    <dc:date>2024-09-20T14:40:17.338529965</dc:date>
    <meta:editing-duration>PT8M31S</meta:editing-duration>
    <meta:editing-cycles>1</meta:editing-cycles>
    <meta:document-statistic meta:table-count="0" meta:image-count="0" meta:object-count="0" meta:page-count="1" meta:paragraph-count="14" meta:word-count="109" meta:character-count="761" meta:non-whitespace-character-count="669"/>
  </office:meta>
</office:document-meta>
</file>